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2">Via Dora Baltea, 3, 10015 Ivrea TO</text:p>
      <text:p text:style-name="P2">Email: contatti@iiscena.it – Tel. 0125-641570</text:p>
      <text:p text:style-name="P2">Partita Iva e Codice Fiscale 93026410014</text:p>
      <text:p text:style-name="P1"/>
      <text:p text:style-name="P1"/>
      <text:p text:style-name="P1"/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P1"/>
      <text:p text:style-name="P1"/>
      <text:p text:style-name="P3">Ivrea, 20 febbraio 2025</text:p>
      <text:p text:style-name="P1"/>
      <text:p text:style-name="P1"/>
      <text:p text:style-name="P1">Oggetto: proposta di collaborazione per iniziativa eSports scolastica</text:p>
      <text:p text:style-name="P1"/>
      <text:p text:style-name="P1">Egregi Signori,</text:p>
      <text:p text:style-name="P1"/>
      <text:p text:style-name="P1"/>
      <text:p text:style-name="P1"><text:s text:c="5"/>l’Istituto di Istruzione Superiore “Giovanni Cena” di Ivrea intende avviare il primo progetto eSports scolastico, con l’obiettivo di coniugare competizione, strategia e formazione.</text:p>
      <text:p text:style-name="P1"/>
      <text:p text:style-name="P1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P1"/>
      <text:p text:style-name="P1"><text:s text:c="6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1"/>
      <text:p text:style-name="P1">Restiamo a disposizione per concordare un incontro e confidiamo in un vostro riscontro. </text:p>
      <text:p text:style-name="P1"/>
      <text:p text:style-name="P1"/>
      <text:p text:style-name="P3">Distinti saluti.</text:p>
      <text:p text:style-name="P3">Enrico Bruno</text:p>
      <text:p text:style-name="P3">Dirigente Scolastico</text:p>
      <text:p text:style-name="P3">I.I.S. Giovanni Cena – Ivrea</text:p>
      <text:p text:style-name="P3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IS CENA IIS CENA</meta:initial-creator>
    <meta:creation-date>2025-02-20T12:46:55.19</meta:creation-date>
    <meta:document-statistic meta:table-count="0" meta:image-count="0" meta:object-count="0" meta:page-count="1" meta:paragraph-count="20" meta:word-count="167" meta:character-count="1195"/>
    <dc:date>2025-02-20T12:55:52.30</dc:date>
    <dc:creator>IIS CENA IIS CENA</dc:creator>
    <meta:editing-duration>PT8M57S</meta:editing-duration>
    <meta:editing-cycles>1</meta:editing-cycles>
    <meta:generator>OpenOffice/4.1.15$Win32 OpenOffice.org_project/4115m2$Build-9813</meta:generator>
  </office:meta>
</office:document-meta>
</file>